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Tw Cen MT" svg:font-family="'Tw Cen MT'"/>
    <style:font-face style:name="Century Gothic" svg:font-family="'Century Gothic'" style:font-family-generic="swiss"/>
    <style:font-face style:name="Gill Sans MT" svg:font-family="'Gill Sans MT'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Domy_3f_lnie_20_1_7e_LT_7e_Gliederung_20_1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ill Sans MT" style:font-size-asian="12pt" style:font-style-asian="normal" style:font-weight-asian="normal" style:font-name-complex="Gill Sans MT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Domy_3f_lnie_20_1_7e_LT_7e_Gliederung_20_1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Domy_3f_lnie_20_1_7e_LT_7e_Gliederung_20_1">
      <style:text-properties style:font-name="Times New Roman" fo:font-size="12pt" style:font-size-asian="12pt" style:font-size-complex="12pt"/>
    </style:style>
    <style:style style:name="P6" style:family="paragraph" style:parent-style-name="Domy_3f_lnie_20_1_7e_LT_7e_Gliederung_20_1" style:list-style-name="">
      <style:paragraph-properties fo:margin-left="0cm" fo:margin-right="0cm" fo:margin-top="0.353cm" fo:margin-bottom="0cm" fo:text-align="start" style:justify-single-word="false" fo:text-indent="0cm" style:auto-text-indent="false" style:text-autospace="none" style:writing-mode="lr-tb"/>
      <style:text-properties fo:color="#404040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Century Gothic" style:font-size-asian="12pt" style:font-style-asian="normal" style:font-weight-asian="normal" style:font-name-complex="Century Gothic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Domy_3f_lnie_20_1_7e_LT_7e_Gliederung_20_1" style:list-style-name="">
      <style:paragraph-properties fo:margin-left="0cm" fo:margin-right="0cm" fo:margin-top="0.353cm" fo:margin-bottom="0cm" fo:text-align="start" style:justify-single-word="false" fo:text-indent="0cm" style:auto-text-indent="false" style:text-autospace="none" style:writing-mode="lr-tb"/>
      <style:text-properties style:font-name="Times New Roman" fo:font-size="12pt" style:font-size-asian="12pt" style:font-size-complex="12pt"/>
    </style:style>
    <style:style style:name="P8" style:family="paragraph" style:parent-style-name="Domy_3f_lnie_20_1_7e_LT_7e_Titel" style:list-style-name="">
      <style:paragraph-properties fo:margin-left="0cm" fo:margin-right="0cm" fo:margin-top="0.353cm" fo:margin-bottom="0cm" fo:text-align="start" style:justify-single-word="false" fo:text-indent="0cm" style:auto-text-indent="false" style:text-autospace="none" style:writing-mode="lr-tb"/>
      <style:text-properties fo:color="#262626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Century Gothic" style:font-size-asian="12pt" style:font-style-asian="normal" style:font-weight-asian="normal" style:font-name-complex="Century Gothic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fo:letter-spacing="normal" fo:font-style="normal" fo:text-shadow="none" style:text-underline-style="none" fo:font-weight="bold" style:letter-kerning="true" style:font-name-asian="Gill Sans MT" style:font-style-asian="normal" style:font-weight-asian="bold" style:font-name-complex="Gill Sans MT" style:font-style-complex="normal" style:font-weight-complex="bold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letter-spacing="normal" fo:font-style="normal" fo:text-shadow="none" style:text-underline-style="none" fo:font-weight="normal" style:letter-kerning="true" style:font-name-asian="Tw Cen MT" style:font-style-asian="normal" style:font-weight-asian="normal" style:font-name-complex="Tw Cen M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letter-spacing="normal" fo:font-style="normal" fo:text-shadow="none" style:text-underline-style="none" fo:font-weight="normal" style:letter-kerning="true" style:font-name-asian="Gill Sans MT" style:font-style-asian="normal" style:font-weight-asian="normal" style:font-name-complex="Gill Sans M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letter-spacing="normal" fo:font-style="normal" fo:text-shadow="none" style:text-underline-style="solid" style:text-underline-width="auto" style:text-underline-color="font-color" fo:font-weight="normal" style:letter-kerning="true" style:font-name-asian="Gill Sans MT" style:font-style-asian="normal" style:font-weight-asian="normal" style:font-name-complex="Gill Sans M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404040"/>
    </style:style>
    <style:style style:name="T8" style:family="text">
      <style:text-properties fo:color="#404040" style:text-outline="false" style:text-line-through-style="none" fo:letter-spacing="normal" fo:font-style="normal" fo:text-shadow="none" style:text-underline-style="none" fo:font-weight="normal" style:letter-kerning="true" style:font-name-asian="Century Gothic" style:font-style-asian="normal" style:font-weight-asian="normal" style:font-name-complex="Century Gothic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404040" style:text-outline="false" style:text-line-through-style="none" fo:letter-spacing="normal" fo:font-style="normal" fo:text-shadow="none" style:text-underline-style="none" fo:font-weight="bold" style:letter-kerning="true" style:font-name-asian="Century Gothic" style:font-style-asian="normal" style:font-weight-asian="bold" style:font-name-complex="Century Gothic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404040" style:text-outline="false" style:text-line-through-style="none" fo:letter-spacing="normal" fo:font-style="normal" fo:text-shadow="none" style:text-underline-style="solid" style:text-underline-width="auto" style:text-underline-color="font-color" fo:font-weight="normal" style:letter-kerning="true" style:font-name-asian="Century Gothic" style:font-style-asian="normal" style:font-weight-asian="normal" style:font-name-complex="Century Gothic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404040" fo:font-weight="bold" style:font-weight-asian="bold" style:font-weight-complex="bold"/>
    </style:style>
    <style:style style:name="T12" style:family="text">
      <style:text-properties style:text-outline="false" style:text-line-through-style="none" fo:letter-spacing="normal" fo:font-style="normal" fo:text-shadow="none" style:text-underline-style="none" style:letter-kerning="true" style:font-name-asian="Century Gothic" style:font-style-asian="normal" style:font-name-complex="Century Gothic" style:font-style-complex="normal" style:text-emphasize="none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NEK WEWNĘTRZNY</text:p>
      <text:p text:style-name="P1">Ustanowienie i skuteczne funkcjonowanie, jednolitego rynku przez instytucje UE to podstawowy cel.</text:p>
      <text:p text:style-name="P1"/>
      <text:p text:style-name="P1">KONCEPCJA RYNKU WEWNĘTRZNEGO (geneza)– zastąpienie rynku wspólnego, jednym niepodzielnym rynkiem wzorującym się na rynku krajowym – wymuszało otwarcie granic wewnętrznych, jak i ich całkowite zniesienie, i zniesienie innych ograniczeń</text:p>
      <text:p text:style-name="P1">Biała księga Komisji 1985 → zniesienie barier fizycznych, technicznych, fiskalnych między PCZ</text:p>
      <text:p text:style-name="P1"/>
      <text:p text:style-name="P1">BARIERY FIZYCZNE – występują w postaci wyczuwalnych w transporcie granic wewnętrznych, kontroli granicznych, formalności administracyjnych</text:p>
      <text:p text:style-name="P1"/>
      <text:p text:style-name="P1">BARIERY FISKALNE I TECHNICZNE – wynikały z zróżnić podatkowych i przeszkód pozataryfowych. Zdaniem Komisji podnosiły koszty produkcji w UE i hamowały integrację</text:p>
      <text:p text:style-name="P1"/>
      <text:p text:style-name="P1">JEDNOLITY RYNEK WEWNĘTRZNY – Unia bez granic wewnętrznych, tworząca wspólna przestrzeń gospodarczą, podlegająca wspólnym regulacjom i polityce wewnętrznej. Unia ta kładzie nacisk na tzw. środki integracji pozytywnej tj. tworzenie wspólnych rozwiązań prawnych</text:p>
      <text:p text:style-name="P1"/>
      <text:p text:style-name="P1">WYMÓG JEDNOLITOŚCI RYNKU WEWNĘTRZNEGO – w każdym jego miejscu powinny panować zbliżone warunki korzystania ze swobód, a wszystkim uczestnikom przysługiwać powinien zespół analogicznych uprawnień i obowiązków w podstawowym zakresie.</text:p>
      <text:p text:style-name="P1"/>
      <text:p text:style-name="P1">UPRAWNIENIA I OBOWIĄZKI OBEJMUJĄ – wolność pracy, produkcji, obrotu i inwestycji oraz gwarancje niezakłóconej konkurencji i niedyskryminacji ze względu na pochodzenie</text:p>
      <text:p text:style-name="P1"/>
      <text:p text:style-name="P1">CZY JEDNOLITY RYNEK WEWNĘTRZNY JEST CELEM SAMYM W SOBIE? <text:s/>NIE!</text:p>
      <text:p text:style-name="P1">(art 26 TFUE)</text:p>
      <text:p text:style-name="P1"/>
      <text:p text:style-name="P1">ZAKRES TERYTORIALNY JEDNOLITEGO RYNKU UE → wszystkie państwa członkowskie, niejednokrotnie wykracza też poza granice PCZ. Zmiany granic PCZ modyfikują zakres terytorialny prawa unijnego.</text:p>
      <text:p text:style-name="P1"/>
      <text:p text:style-name="P5"><text:span text:style-name="T2">Antyle Holenderskie, Aruba pomimo, że w świetle prawa holenderskiego są częścią Królestwa Holandii, nie są częścią UE.<text:line-break/>Nie są terytoriami zamorskimi: Gwadelupa, Gujana Francuska, Martynika – są uznane za część UE</text:span></text:p>
      <text:p text:style-name="P1"><text:span text:style-name="T6">Zadaniem UE</text:span> jest wprowadzenie wspólnych rozwiązań umożliwiających funkcjonowanie rynku wewnętrznego zgodnie z zasadą POMOCNICZOŚCI (w zakresie w którym jest to niezbędne)</text:p>
      <text:p text:style-name="P1"/>
      <text:p text:style-name="P1">FUNDAENT JEDNOLITEGO RYNKU – są normy determinujące funkcjonowanie tzw. swobód (określają zakres wolności gospodarczej i dopuszczalne ograniczenia)</text:p>
      <text:p text:style-name="P1">-przepływu towarów</text:p>
      <text:p text:style-name="P1">-przepływu osób (pracowników, usług)</text:p>
      <text:p text:style-name="P1">-kapitału</text:p>
      <text:p text:style-name="P1">-przedsiębiorczości</text:p>
      <text:p text:style-name="P1"/>
      <text:p text:style-name="P1">INTEGRACJA NEGATYWNA – znoszenie barier w cyrkulacji czynników produkcji (znajdują zastosowanie w niektórych sytuacjach prawnych, zawierających element transgraniczny)</text:p>
      <text:p text:style-name="P1">INTEGRACJA POZYTYWNA - <text:s/>zastosowanie środków, które stanowią wspólne zharmonizowane standardy determinujące funkcjonowanie gospodarek krajowych</text:p>
      <text:p text:style-name="P1"/>
      <text:p text:style-name="P2"><text:soft-page-break/>SWOBODA PRZEPŁYWU TOWARÓW</text:p>
      <text:p text:style-name="P4"><text:span text:style-name="T12">jest możliwy dzięki zniesieniu ceł i ograniczeń ilościowych oraz zakazowi stosowania środków równoważnych.</text:span></text:p>
      <text:p text:style-name="P4"><text:span text:style-name="T12">Art. 28 TFUE → wprowadza pojęcie Unii celnej</text:span></text:p>
      <text:p text:style-name="P4"><text:span text:style-name="T12">UNIA CELNA – stowarzyszenie co najmniej dwóch państw, które znoszą wobec siebie cła i ograniczenia ilościowe oraz środki o podobnych skutkach i prowadzają wobec krajów trzecich wspólną taryfę celną</text:span></text:p>
      <text:p text:style-name="P4">WSPÓLNA TARYFA CELNA – stanowi zewnętrzną barierę handlową rynku wewnętrznego UE</text:p>
      <text:p text:style-name="P4">Czy, skutkowałoby stosowanie różnych stawek celnych przez PCZ – towary z krajów trzecich mogłyby być importowane z najniższą stawką celną lub bez cła, a następnie korzystałyby z zasady swobody przepływu towarów wewnątrz UE- jest to sprzeczne z istotą UE i Unii celnej</text:p>
      <text:p text:style-name="P1">POJĘCIE TOWARU – wszelkie przedmioty mające wartość materialną, które mogą być przedmiotem transakcji handlowych</text:p>
      <text:p text:style-name="P1"/>
      <text:p text:style-name="P1">ZASADA SWOBODNEGO PRZEPŁYWU TOWARÓW – dotyczy towarów wyprodukowanych na obszarze celnym UE i towarów przywiezionych, które zostały dopuszczone do obrotu po zapłaceniu należności celnych. Przepisy unijne zabraniają w obrocie towarowym wewnątrz UE nakładania ceł i tzw. opłat o skutku równoważnym do ceł.</text:p>
      <text:p text:style-name="P1"/>
      <text:p text:style-name="P1">ART. 30 TFUE wprowadza zakaz ceł i opłat o skutku równoważnym</text:p>
      <text:p text:style-name="P1"/>
      <text:p text:style-name="P1">ART. 34 TFUE – <text:span text:style-name="T13">zakaz </text:span>wprowadzania ograniczeń ilościowych i środków o skutku równoważnym d o ograniczeń ilościowych. <text:s/>To regulacja bezpośrednio skuteczna i ma charakter bezwzględny, adresowana bezpośrednio do PCZ, obejmuje bariery o charakterze prawnym, faktycznym,technicznym. Wyroki:</text:p>
      <text:p text:style-name="P1">-Dassonville → środkiem o skutku równoważnym do ograniczeń ilościowych są wszelkie regulacje handlowe PCZ, które mogą utrudniać bezpośrednio lub pośrednio, faktycznie lub potencjalnie handel wewnątrz UE. ( to o alkoholu było), zakres stosowanie art.34 TFUE stał się bardzo szeroki.</text:p>
      <text:p text:style-name="P1">-Cassis de Dijon (formuła Cassis de Dijon, istotą której jest ustanowienie zasady wzajemnego uznawania standardów</text:p>
      <text:p text:style-name="P1">-Keck</text:p>
      <text:p text:style-name="P1">art. 36 TFUE – okoliczności wyłączające stosowanie art.34 TFUE</text:p>
      <text:p text:style-name="P1"/>
      <text:p text:style-name="P1">OGRANICZENIA ILOŚCIOWE – obejmują kontyngenty, kwoty i inne instytucje które stanowią całkowite lub częściowe ograniczenie wywozu , przywozu lub tranzytu towarów</text:p>
      <text:p text:style-name="P1"/>
      <text:p text:style-name="P1">SWOBODA PRZEDSIĘBIORCZOŚCI</text:p>
      <text:p text:style-name="P1"/>
      <text:p text:style-name="P1">PRZEDSIĘBIORCZOŚĆ – samodzielne i rzeczywiste wykonywanie działalności gospodarczej przy pomocy trwałego urządzenia w innym PCZ na czas nieokreślony</text:p>
      <text:p text:style-name="P1"/>
      <text:p text:style-name="P1">TRZY ELEMENTY POJĘCIA SWOBODY PRZESIĘBIORCZOŚCI</text:p>
      <text:p text:style-name="P1">-samodzielność – mogą korzystać osoby prowadzące samodzielną działalność gosp, na własny koszt u ryzyko</text:p>
      <text:p text:style-name="P1">-Trwałość – założenie i prowadzenie działalności w innym PCZ, uczestniczenie w sposób ciągły w jej życiu gospodarczym</text:p>
      <text:p text:style-name="P1">-Transgraniczność – ochronie swobody podlega działalność wykonywana na terytorium innego PCZ.</text:p>
      <text:p text:style-name="P1"><text:soft-page-break/>ART. 49 – ustanawia swobodę przedsiębiorczości, obejmuje podejmowanie i wykonywanie działalności na własny rachunek oraz zakładanie i zarządzanie przedsiębiorstwami.</text:p>
      <text:p text:style-name="P1"/>
      <text:p text:style-name="P1">PIERWOTNA SWOBODA PRZEDSIĘBIORCZOŚCI - <text:span text:style-name="T3">Polega przede wszystkim na rozpoczęciu działalności gospodarczej w państwie członkowskim, w którym </text:span><text:span text:style-name="T4">nie była dotąd </text:span><text:span text:style-name="T3">prowadzona, a więc najczęściej poza granicami kraju macierzystego osoby fizycznej lub siedziby podmiotu gospodarczego</text:span></text:p>
      <text:p text:style-name="P1"><text:span text:style-name="T3">WTÓRNA SWOBODA PRZEDSIĘBIORCZOŚCI - Dotyczy </text:span><text:span text:style-name="T1">istniejących</text:span><text:span text:style-name="T3"> przedsiębiorstw unijnych, które chcą rozszerzyć terytorium działania swojego przedsiębiorstwa przez powołanie filii, oddziałów, agencji w innym państwie unijnym, kontynuując zarazem prowadzenie działalności podstawowej</text:span></text:p>
      <text:p text:style-name="P1"><text:span text:style-name="T3"/></text:p>
      <text:p text:style-name="P3">Artykuł 49 TFUE wyróżnia podejmowanie i wykonywanie działalności na własny rachunek, które można określić mianem <text:span text:style-name="T5">samozatrudnienia</text:span> (istotne dla wolnych zawodów, specjalistów)oraz <text:span text:style-name="T5">zakładanie i zarządzanie przedsiębiorstwam</text:span></text:p>
      <text:p text:style-name="P3">Artykuł 49 TFUE przewiduje prawo do zakładania i zarządzania przedsiębiorstwami, a zwłaszcza spółkami lub firmami w rozumieniu art. 54 akapit drugi TFUE.</text:p>
      <text:p text:style-name="P3">Artykuł 54 TFUE ma podstawowe znaczenie dla wyznaczenia <text:span text:style-name="T5">katalogu unijnych podmiotów gospodarczych,</text:span></text:p>
      <text:p text:style-name="P1">UNIJNE PODMIOTY GOSPODARCZE - <text:span text:style-name="T3">wszystkie podmioty, które nie należą do kategorii osób fizycznych także prowadzących działalność gospodarczą. Uzyskanie takiego statusu implikuje </text:span><text:span text:style-name="T4">prawo prowadzenia działalności gospodarczej na obszarze innych państw członkowskich,</text:span><text:span text:style-name="T3"> podmioty takie mają być traktowane jak osoby fizyczne – obywatele państwa członkowskiego. Adresatem swobody przedsiębiorczości i świadczenia usług jest sam unijny podmiot gospodarczy, a więc np. spółka</text:span></text:p>
      <text:p text:style-name="P1"><text:span text:style-name="T3"/></text:p>
      <text:p text:style-name="P1"><text:span text:style-name="T3">ART. 54 TFUE – WYMOGI</text:span></text:p>
      <text:p text:style-name="P3">1) <text:span text:style-name="T5">Utworzenie zgodnie z przepisami jednego z państw członkowskich </text:span>– wymóg o charakterze bezwzględnym<text:line-break/>2) <text:span text:style-name="T5">Posiadanie statutowej siedziby, zarządu lub głównego przedsiębiorstwa wewnątrz Unii </text:span>– są to tzw. <text:span text:style-name="T5">łączniki</text:span>;( wystarczy jeden)</text:p>
      <text:p text:style-name="P1"><text:span text:style-name="T3">wyroki – Centros, Uberseering BV</text:span></text:p>
      <text:p text:style-name="P1"><text:span text:style-name="T3"/></text:p>
      <text:p text:style-name="P1"><text:span text:style-name="T3">PRAWO POMOCY PUBLICZNEJ</text:span></text:p>
      <text:p text:style-name="P1"><text:span text:style-name="T3"/></text:p>
      <text:p text:style-name="P1"><text:span text:style-name="T3">POMOC PUBLICZNA - </text:span><text:span text:style-name="T8">każde </text:span><text:span text:style-name="T9">wsparcie państwa </text:span><text:span text:style-name="T8">dla przedsiębiorstw, zdefiniowane jako </text:span><text:span text:style-name="T9">przysporzenie</text:span><text:span text:style-name="T8"> korzyści finansowych określonym przedsiębiorstwom, w następstwie czego </text:span><text:span text:style-name="T9">uprzywilejowuje</text:span><text:span text:style-name="T8"> się ich <text:s/>względem konkurentów. </text:span></text:p>
      <text:p text:style-name="P1"><text:span text:style-name="T3"/></text:p>
      <text:p text:style-name="P1"><text:span text:style-name="T3">ŹRÓDŁA PRAWA POMOCY PAŃSTWA - <text:s/>Prawo krajowe i unijny porządek prawny.</text:span></text:p>
      <text:p text:style-name="P1"><text:span text:style-name="T3"/></text:p>
      <text:p text:style-name="P1"><text:span text:style-name="T3">ART. 107 UST. 1 TFUE - </text:span><text:span text:style-name="T8">Art. 107 ust. 1 TFUE zawiera </text:span><text:span text:style-name="T9">ogólny zakaz</text:span><text:span text:style-name="T8"> udzielania pomocy publicznej zakłócającej funkcjonowanie mechanizmów rynku unijnego – tj. pomocy dla przedsiębiorstw czy też niektórych gałęzi przemysłu. </text:span></text:p>
      <text:p text:style-name="P6">Jednakże zakaz ten <text:span text:style-name="T5">nie ma charakteru absolutnego</text:span></text:p>
      <text:p text:style-name="P6">POJĘCIE POMOCY PUBLICZNEJ ( POMOC PAŃSTWA LUB PRAWO SUBWENCYJNE) – pojęcie szerokie, obejmuje wszelką pomoc i pomoc bez względu na formę, może być udzielana bezpośrednio lub pośrednio, przyznanie pomocy odnosi skutek obciążenia budżetu państwowego, <text:soft-page-break/>samorządowego.</text:p>
      <text:p text:style-name="P6">Pomoc publiczna może::<text:line-break/>→ wynikać z aktu normatywnego, wtedy akt będzie stanowił podstawę prawną pomocy określaną jako program pomocowy.<text:line-break/>→ być przyznana na podstawie decyzji administracyjnej<text:line-break/>→ mieć formę obejmowania udziałów bądź akcji w spółkach kapitałowych<text:line-break/>→ jedną z form może być nabycie przez przedsiębiorstwo dóbr na preferencyjnych warunkach.<text:line-break/>→ pochodzić od organów centralnych państwa, regionalnych i lokalnych, samorządowych lub innych organizacji oraz podmiotów względem których państwo nie sprawuje bezpośredniej kontroli, ale które udzielają pomocy na podstawie zleceń.</text:p>
      <text:p text:style-name="P7"><text:span text:style-name="T8">PRZESŁANKI POMOCY PUBLICZNEJ</text:span><text:span text:style-name="T3"> → warunkiem uznania danego działania za pomoc publiczną jest łączne spełnienie określonych przesłanek, zarówno o charakterze negatywnym jak i pozytywnym.</text:span></text:p>
      <text:p text:style-name="P7"><text:span text:style-name="T3">PRZESŁANKI NEGATYWNE (powoduje, że dane działanie nie stanowi pomocy publicznej)<text:line-break/>1.niemajątkowy charakter pomocy<text:line-break/>2.niepaństwowy charakter podmiotu udzielającego pomocy<text:line-break/>3.brak uprzywilejowania podmiotu będącego adresatem działań państwa.<text:line-break/>4.niegospodarczy charakter beneficjenta pomocy<text:line-break/>5.przymusowy charakter przysporzenia<text:line-break/>6.ekwiwalencja świadczeń<text:line-break/>7.brak rzeczywistego lub prawdopodobnego naruszenia konkurencji między przedsiębiorcami<text:line-break/>8.wystąpienie zwolnienia określonego przepisem prawa unijnego<text:line-break/><text:line-break/>PRZESŁANKI POZYTYWNE (wystąpienie skutkuje uznaniem danego działania lub zaniechania za pomoc publiczną)<text:line-break/>1.majątkowy charakter pomocy<text:line-break/>2.publiczny (państwowy) charakter podmiotu udzielającego pomocy (tu. Szeroka definicja, jest ona korzystna, ponieważ utrudnia obchodzenie przepisów)<text:line-break/>3.uprzywilejowanie adresata<text:line-break/>4.gospodarczy charakter beneficjenta<text:line-break/>5.dobrowolny charakter pomocy publicznej<text:line-break/>6.brak ekwiwalencji świadczeń<text:line-break/>7.naruszenie konkurencji lub zasady równości</text:span></text:p>
      <text:p text:style-name="P7"><text:span text:style-name="T3">TEST WIERZYCIELA PRYWATNEGO - </text:span><text:span text:style-name="T8"><text:s/>jest oceną działań dokonywaną w celu ustalenia, czy zastosowanie przez podmiot publiczny ulgi lub ułatwienia w spłacie zobowiązań byłyby możliwe do zaakceptowania przez prywatnego, racjonalnie postępującego wierzyciela kierującego się wyłącznie względami komercyjnymi. </text:span></text:p>
      <text:p text:style-name="P7"><text:span text:style-name="T3">RODZAJE DOPUSZCZALNEJ POMOCY PAŃSTWA ART. 107 UST. 3 TFUE</text:span></text:p>
      <text:p text:style-name="P7"><text:span text:style-name="T1">Pomoc indywidualna</text:span><text:span text:style-name="T3"> - </text:span><text:span text:style-name="T10">decyzją zindywidualizowaną </text:span><text:span text:style-name="T8">– skierowaną dla konkretnego przedsiębiorstwa i na wskazany cel. <text:line-break/></text:span><text:span text:style-name="T9">Pomoc na podstawie programu pomocowego </text:span><text:span text:style-name="T8">– przyznanie pomocy przedsiębiorcy jest uzależnione od </text:span><text:span text:style-name="T10">spełniania warunków dopuszczalności pomocy zawartych w programie pomocowym</text:span></text:p>
      <text:p text:style-name="P8">Postępowanie w sprawach dotyczących pomocy publicznej </text:p>
      <text:p text:style-name="P8">Pomoc jest przyznawana w specjalnej procedurze, którą prowadzi KOMISJA<text:line-break/><text:line-break/><text:span text:style-name="T7">Państwo członkowskie nie jest uprawnione do wprowadzania zamierzonych środków w celu pomocy przedsiębiorstwu do momentu, kiedy </text:span><text:span text:style-name="T11">nie zostanie wydane ostateczne rozstrzygnięcie w sprawie</text:span><text:span text:style-name="T7">. </text:span></text:p>
      <text:p text:style-name="P6">Obowiązek zawiadomienia o zamiarze przyznania pomocy przez państwo <text:span text:style-name="T5">(notyfikacji)</text:span>, zgodnie <text:soft-page-break/>dotyczy pomocy <text:span text:style-name="T13">nowej (planowanej), jak też zmiany już istniejącej. </text:span></text:p>
      <text:p text:style-name="P6">NOTYFIKACJA - Dokonuje Prezes UOKiK, a z zakresu rolnictwa Minister Rolnictwa i Rozwoju Wsi.<text:line-break/><text:line-break/>Procedura notyfikacji dzieli się na dwie fazy:<text:line-break/>Badanie wstępne-rozpoczyna się z chwilą złożenia zawiadomienia<text:line-break/>Formalne dochodzenie</text:p>
      <text:p text:style-name="P7"><text:span text:style-name="T8">POSTĘPOWANIE PRENOTYFIKACYJNE – pomiędzy PCZ a Komisją, nie trwa dłużej niż 2 miesiące. Komisja w tym czasie ma możliwość nieformalnego i poufnego przedyskutowania aspektów. Nie jest niezbędnym etapem kontroli pomocy państwa.</text:span></text:p>
      <text:p text:style-name="P7"><text:span text:style-name="T3">KONTROLA SĄDOWA ROZSTRZYGNIĘĆ ORGANÓW UE.<text:line-break/>Podmioty uprawnione do wystąpienia ze skargą :</text:span></text:p>
      <text:p text:style-name="P7"><text:span text:style-name="T3">-Komisja lub PCZ<text:line-break/>-Beneficjent pomocy<text:line-break/>-Konkurencji beneficjenta pomocy</text:span></text:p>
      <text:p text:style-name="P7"><text:span text:style-name="T3">Prezes UOKiK zobowiązany jest do monitorowania wsparcia udzielonego polskim przedsiębiorcom, Podmioty udzielające pomocy składają sprawozdania prezesowi.<text:line-break/> Prezes co roku opracowuje raport pomocy publicznej i przedstawia Radzie Ministrów<text:line-break/>Prezes przygotowuje roczne sprawozdanie o udzielonej w Polsce pomocy na potrzeby Komisji Europejskiej, która na tej podstawie opracowuje zbiorcze sprawozdanie.</text:span></text:p>
      <text:p text:style-name="P7"><text:span text:style-name="T3"/></text:p>
      <text:p text:style-name="P1"><text:span text:style-name="T3"/></text:p>
      <text:p text:style-name="P1"><text:span text:style-name="T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Tw Cen MT" svg:font-family="'Tw Cen MT'"/>
    <style:font-face style:name="Century Gothic" svg:font-family="'Century Gothic'" style:font-family-generic="swiss"/>
    <style:font-face style:name="Gill Sans MT" svg:font-family="'Gill Sans MT'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Domy_3f_lnie" style:display-name="Domy?lnie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Obiekt_20_bez_20_wype_3f_nienia_20_i_20_linii" style:display-name="Obiekt bez wype?nienia i linii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22pt" fo:letter-spacing="normal" fo:font-style="normal" fo:text-shadow="none" style:text-underline-style="none" fo:font-weight="normal" style:letter-kerning="true" style:font-name-asian="Mangal" style:font-size-asian="22pt" style:font-style-asian="normal" style:font-weight-asian="normal" style:font-name-complex="Mangal" style:font-size-complex="2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cm" fo:margin-bottom="0.4cm"/>
      <style:text-properties fo:font-size="14pt" style:font-size-asian="14pt" style:font-size-complex="14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cm" fo:margin-bottom="0.3cm"/>
    </style:style>
    <style:style style:name="Domy_3f_lnie_7e_LT_7e_Gliederung_20_4" style:display-name="Domy?lnie~LT~Gliederung 4" style:family="paragraph" style:parent-style-name="Domy_3f_lnie_7e_LT_7e_Gliederung_20_3">
      <style:paragraph-properties fo:margin-top="0cm" fo:margin-bottom="0.199cm"/>
    </style:style>
    <style:style style:name="Domy_3f_lnie_7e_LT_7e_Gliederung_20_5" style:display-name="Domy?lnie~LT~Gliederung 5" style:family="paragraph" style:parent-style-name="Domy_3f_lnie_7e_LT_7e_Gliederung_20_4">
      <style:paragraph-properties fo:margin-top="0cm" fo:margin-bottom="0.101cm"/>
      <style:text-properties fo:font-size="20pt" style:font-size-asian="20pt" style:font-size-complex="20pt"/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line-height="8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style:text-autospace="none"/>
      <style:text-properties style:letter-kerning="true"/>
    </style:style>
    <style:style style:name="Domy_3f_lnie_7e_LT_7e_Hintergrund" style:display-name="Domy?lni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line-height="8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style:text-autospace="none"/>
      <style:text-properties style:letter-kerning="true"/>
    </style:style>
    <style:style style:name="Notatki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22pt" fo:letter-spacing="normal" fo:font-style="normal" fo:text-shadow="none" style:text-underline-style="none" fo:font-weight="normal" style:letter-kerning="true" style:font-name-asian="Mangal" style:font-size-asian="22pt" style:font-style-asian="normal" style:font-weight-asian="normal" style:font-name-complex="Mangal" style:font-size-complex="2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cm" fo:margin-bottom="0.4cm"/>
      <style:text-properties fo:font-size="14pt" style:font-size-asian="14pt" style:font-size-complex="14pt"/>
    </style:style>
    <style:style style:name="Konspekt_20_3" style:display-name="Konspekt 3" style:family="paragraph" style:parent-style-name="Konspekt_20_2">
      <style:paragraph-properties fo:margin-top="0cm" fo:margin-bottom="0.3cm"/>
    </style:style>
    <style:style style:name="Konspekt_20_4" style:display-name="Konspekt 4" style:family="paragraph" style:parent-style-name="Konspekt_20_3">
      <style:paragraph-properties fo:margin-top="0cm" fo:margin-bottom="0.199cm"/>
    </style:style>
    <style:style style:name="Konspekt_20_5" style:display-name="Konspekt 5" style:family="paragraph" style:parent-style-name="Konspekt_20_4">
      <style:paragraph-properties fo:margin-top="0cm" fo:margin-bottom="0.101cm"/>
      <style:text-properties fo:font-size="20pt" style:font-size-asian="20pt" style:font-size-complex="20pt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Domy_3f_lnie_20_1_7e_LT_7e_Gliederung_20_1" style:display-name="Domy?lnie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22pt" fo:letter-spacing="normal" fo:font-style="normal" fo:text-shadow="none" style:text-underline-style="none" fo:font-weight="normal" style:letter-kerning="true" style:font-name-asian="Mangal" style:font-size-asian="22pt" style:font-style-asian="normal" style:font-weight-asian="normal" style:font-name-complex="Mangal" style:font-size-complex="22pt" style:font-style-complex="normal" style:font-weight-complex="normal" style:text-emphasize="none" style:text-overline-style="none" style:text-overline-color="font-color"/>
    </style:style>
    <style:style style:name="Domy_3f_lnie_20_1_7e_LT_7e_Gliederung_20_2" style:display-name="Domy?lnie 1~LT~Gliederung 2" style:family="paragraph" style:parent-style-name="Domy_3f_lnie_20_1_7e_LT_7e_Gliederung_20_1">
      <style:paragraph-properties fo:margin-top="0cm" fo:margin-bottom="0.4cm"/>
      <style:text-properties fo:font-size="14pt" style:font-size-asian="14pt" style:font-size-complex="14pt"/>
    </style:style>
    <style:style style:name="Domy_3f_lnie_20_1_7e_LT_7e_Gliederung_20_3" style:display-name="Domy?lnie 1~LT~Gliederung 3" style:family="paragraph" style:parent-style-name="Domy_3f_lnie_20_1_7e_LT_7e_Gliederung_20_2">
      <style:paragraph-properties fo:margin-top="0cm" fo:margin-bottom="0.3cm"/>
    </style:style>
    <style:style style:name="Domy_3f_lnie_20_1_7e_LT_7e_Gliederung_20_4" style:display-name="Domy?lnie 1~LT~Gliederung 4" style:family="paragraph" style:parent-style-name="Domy_3f_lnie_20_1_7e_LT_7e_Gliederung_20_3">
      <style:paragraph-properties fo:margin-top="0cm" fo:margin-bottom="0.199cm"/>
    </style:style>
    <style:style style:name="Domy_3f_lnie_20_1_7e_LT_7e_Gliederung_20_5" style:display-name="Domy?lnie 1~LT~Gliederung 5" style:family="paragraph" style:parent-style-name="Domy_3f_lnie_20_1_7e_LT_7e_Gliederung_20_4">
      <style:paragraph-properties fo:margin-top="0cm" fo:margin-bottom="0.101cm"/>
      <style:text-properties fo:font-size="20pt" style:font-size-asian="20pt" style:font-size-complex="20pt"/>
    </style:style>
    <style:style style:name="Domy_3f_lnie_20_1_7e_LT_7e_Gliederung_20_6" style:display-name="Domy?lnie 1~LT~Gliederung 6" style:family="paragraph" style:parent-style-name="Domy_3f_lnie_20_1_7e_LT_7e_Gliederung_20_5"/>
    <style:style style:name="Domy_3f_lnie_20_1_7e_LT_7e_Gliederung_20_7" style:display-name="Domy?lnie 1~LT~Gliederung 7" style:family="paragraph" style:parent-style-name="Domy_3f_lnie_20_1_7e_LT_7e_Gliederung_20_6"/>
    <style:style style:name="Domy_3f_lnie_20_1_7e_LT_7e_Gliederung_20_8" style:display-name="Domy?lnie 1~LT~Gliederung 8" style:family="paragraph" style:parent-style-name="Domy_3f_lnie_20_1_7e_LT_7e_Gliederung_20_7"/>
    <style:style style:name="Domy_3f_lnie_20_1_7e_LT_7e_Gliederung_20_9" style:display-name="Domy?lnie 1~LT~Gliederung 9" style:family="paragraph" style:parent-style-name="Domy_3f_lnie_20_1_7e_LT_7e_Gliederung_20_8"/>
    <style:style style:name="Domy_3f_lnie_20_1_7e_LT_7e_Titel" style:display-name="Domy?lnie 1~LT~Titel" style:family="paragraph">
      <style:paragraph-properties fo:line-height="8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Domy_3f_lnie_20_1_7e_LT_7e_Untertitel" style:display-name="Domy?lnie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20_1_7e_LT_7e_Notizen" style:display-name="Domy?lnie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omy_3f_lnie_20_1_7e_LT_7e_Hintergrundobjekte" style:display-name="Domy?lnie 1~LT~Hintergrundobjekte" style:family="paragraph">
      <style:paragraph-properties style:text-autospace="none"/>
      <style:text-properties style:letter-kerning="true"/>
    </style:style>
    <style:style style:name="Domy_3f_lnie_20_1_7e_LT_7e_Hintergrund" style:display-name="Domy?lnie 1~LT~Hintergrund" style:family="paragraph">
      <style:paragraph-properties style:text-autospace="none"/>
      <style:text-properties style:letter-kerning="true"/>
    </style:style>
    <style:style style:name="WW-Tytu_3f_1" style:display-name="WW-Tytu?1" style:family="paragraph">
      <style:paragraph-properties fo:line-height="8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" style:display-name="WW-Tytu?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" style:display-name="WW-Tytu?123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" style:display-name="WW-Tytu?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" style:display-name="WW-Tytu?12345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" style:display-name="WW-Tytu?123456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" style:display-name="WW-Tytu?1234567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" style:display-name="WW-Tytu?12345678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" style:display-name="WW-Tytu?123456789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" style:display-name="WW-Tytu?12345678910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" style:display-name="WW-Tytu?1234567891011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" style:display-name="WW-Tytu?1234567891011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13" style:display-name="WW-Tytu?12345678910111213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1314" style:display-name="WW-Tytu?1234567891011121314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131415" style:display-name="WW-Tytu?123456789101112131415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13141516" style:display-name="WW-Tytu?12345678910111213141516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1314151617" style:display-name="WW-Tytu?1234567891011121314151617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WW-Tytu_3f_123456789101112131415161718" style:display-name="WW-Tytu?123456789101112131415161718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2T16:25:10.55</meta:creation-date>
    <dc:date>2017-11-12T19:37:31.48</dc:date>
    <meta:editing-duration>PT2H36M1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5" meta:paragraph-count="72" meta:word-count="1490" meta:character-count="11800"/>
  </office:meta>
</office:document-meta>
</file>